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text-properties style:font-name="DejaVu Sans" fo:text-shadow="1pt 1pt" style:text-underline-style="solid" style:text-underline-width="bold" style:text-underline-color="font-color"/>
    </style:style>
    <style:style style:name="P3" style:family="paragraph" style:parent-style-name="Standard">
      <style:paragraph-properties fo:text-align="center" style:justify-single-word="false"/>
      <style:text-properties style:font-name="DejaVu Sans" fo:font-style="italic" fo:font-weight="bold" officeooo:rsid="000819b1" officeooo:paragraph-rsid="000819b1" style:font-style-asian="italic" style:font-weight-asian="bold" style:font-style-complex="italic" style:font-weight-complex="bold"/>
    </style:style>
    <style:style style:name="P4" style:family="paragraph" style:parent-style-name="Standard" style:list-style-name="L1">
      <style:text-properties style:font-name="DejaVu Sans" officeooo:paragraph-rsid="000e86ba"/>
    </style:style>
    <style:style style:name="P5" style:family="paragraph" style:parent-style-name="Standard" style:list-style-name="L2">
      <style:text-properties style:font-name="DejaVu Sans" officeooo:paragraph-rsid="000e86ba"/>
    </style:style>
    <style:style style:name="P6" style:family="paragraph" style:parent-style-name="Standard" style:list-style-name="L3">
      <style:text-properties style:font-name="DejaVu Sans" officeooo:paragraph-rsid="000e86ba"/>
    </style:style>
    <style:style style:name="P7" style:family="paragraph" style:parent-style-name="Standard" style:list-style-name="L4">
      <style:text-properties style:font-name="DejaVu Sans" officeooo:paragraph-rsid="000e86ba"/>
    </style:style>
    <style:style style:name="P8" style:family="paragraph" style:parent-style-name="Standard" style:list-style-name="L5">
      <style:text-properties style:font-name="DejaVu Sans" officeooo:paragraph-rsid="000e8a52"/>
    </style:style>
    <style:style style:name="P9" style:family="paragraph" style:parent-style-name="Standard">
      <style:text-properties style:font-name="DejaVu Sans" fo:text-shadow="1pt 1pt" style:text-underline-style="solid" style:text-underline-width="bold" style:text-underline-color="font-color"/>
    </style:style>
    <style:style style:name="P10" style:family="paragraph" style:parent-style-name="Standard">
      <style:text-properties style:font-name="DejaVu Sans"/>
    </style:style>
    <style:style style:name="P11" style:family="paragraph" style:parent-style-name="Standard">
      <style:text-properties style:font-name="DejaVu Sans" officeooo:paragraph-rsid="000e86ba"/>
    </style:style>
    <style:style style:name="P12" style:family="paragraph" style:parent-style-name="Standard" style:list-style-name="L10">
      <style:text-properties style:font-name="DejaVu Sans" officeooo:paragraph-rsid="000e8a52"/>
    </style:style>
    <style:style style:name="P13" style:family="paragraph" style:parent-style-name="Standard" style:list-style-name="L11">
      <style:text-properties style:font-name="DejaVu Sans" officeooo:paragraph-rsid="000fb034"/>
    </style:style>
    <style:style style:name="P14" style:family="paragraph" style:parent-style-name="Standard" style:list-style-name="L6">
      <style:text-properties officeooo:paragraph-rsid="000e8a52"/>
    </style:style>
    <style:style style:name="T1" style:family="text">
      <style:text-properties style:font-name="DejaVu Sans"/>
    </style:style>
    <style:style style:name="T2" style:family="text">
      <style:text-properties style:font-name="DejaVu Sans" officeooo:rsid="000e8a52"/>
    </style:style>
    <style:style style:name="T3" style:family="text">
      <style:text-properties officeooo:rsid="000e86ba"/>
    </style:style>
    <style:style style:name="T4" style:family="text">
      <style:text-properties officeooo:rsid="000819b1"/>
    </style:style>
    <style:style style:name="T5" style:family="text">
      <style:text-properties fo:text-shadow="1pt 1pt" style:text-underline-style="solid" style:text-underline-width="bold" style:text-underline-color="font-color" officeooo:rsid="000e86ba"/>
    </style:style>
    <style:style style:name="T6" style:family="text">
      <style:text-properties officeooo:rsid="000e8a52"/>
    </style:style>
    <style:style style:name="T7" style:family="text">
      <style:text-properties officeooo:rsid="000fb03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cesory ATMEL → MO. 17</text:p>
      <text:p text:style-name="P1"/>
      <text:p text:style-name="P2">Vysvětlení pojmu virtuální paměť:</text:p>
      <text:list text:style-name="L1">
        <text:list-item>
          <text:p text:style-name="P4">Virtuální paměť je technika používaná operačními systémy k řízení paměti počítače</text:p>
        </text:list-item>
        <text:list-item>
          <text:p text:style-name="P4">Základní myšlenkou je umožnit programům pracovat s více paměti, než je fyzicky dostupná</text:p>
        </text:list-item>
        <text:list-item>
          <text:p text:style-name="P4">Operační systém vytváří iluzi, že každý program má k dispozici svůj vlastní souvislý blok paměti, zatímco ve skutečnosti paměť může být rozdělena a umístěna na různých fyzických úložných médiích, jako jsou RAM a pevné disky</text:p>
        </text:list-item>
      </text:list>
      <text:p text:style-name="P1"/>
      <text:p text:style-name="P2"><text:span text:style-name="T3">Logické souvistlosti s pamětí cache</text:span>:</text:p>
      <text:list text:style-name="L2">
        <text:list-item>
          <text:p text:style-name="P5">Paměť cache je malý, ale velmi rychlý typ paměti, který slouží k ukládání nedávno použitých dat z hlavní paměti (např. RAM)</text:p>
        </text:list-item>
        <text:list-item>
          <text:p text:style-name="P5">Logická souvislost s pamětí cache spočívá v tom, že paměť cache slouží k urychlení přístupu k datům, které jsou pravděpodobně potřeba programy</text:p>
        </text:list-item>
        <text:list-item>
          <text:p text:style-name="P5">Když procesor potřebuje přistoupit k datům, nejprve se podívá do paměti cache</text:p>
        </text:list-item>
        <text:list-item>
          <text:p text:style-name="P5">Pokud jsou data v paměti cache, procesor je získá rychleji než z hlavní paměti, což vede k rychlejšímu vykonání programu</text:p>
        </text:list-item>
      </text:list>
      <text:p text:style-name="P1"/>
      <text:p text:style-name="P2"><text:span text:style-name="T3">Konzistence dat v paměti cache</text:span>:</text:p>
      <text:list text:style-name="L3">
        <text:list-item>
          <text:p text:style-name="P6"><text:span text:style-name="T3">T</text:span><text:span text:style-name="T4">ýká </text:span><text:span text:style-name="T3">se </text:span><text:span text:style-name="T4">udržování správnosti dat v paměti cache ve srovnání s daty v hlavní paměti (např. RAM) nebo na disku</text:span></text:p>
        </text:list-item>
        <text:list-item>
          <text:p text:style-name="P6"><text:span text:style-name="T4">Aby se zabránilo problémům s konzistencí, jako je zastaralost dat nebo nekonzistence mezi daty v cache a v hlavní paměti, používají se různé techniky, jako je invalidace cache, kdy se data označí jako neplatná, když jsou změněna v hlavní paměti</text:span></text:p>
        </text:list-item>
      </text:list>
      <text:p text:style-name="P1"/>
      <text:p text:style-name="P2">Přístupy při vyřazování a aktualizaci položek v paměti cache:</text:p>
      <text:list text:style-name="L4">
        <text:list-item>
          <text:p text:style-name="P7"><text:span text:style-name="T3">Používají se </text:span>různé strategie pro rozhodnutí, která data mají být zachována a která mají být nahrazena novými daty</text:p>
        </text:list-item>
        <text:list-item>
          <text:p text:style-name="P7"><text:span text:style-name="T3">T</text:span>ypické strategie zahrnují LRU, kdy se odstraňuje <text:span text:style-name="T3">naposledy</text:span> používaná data, a LFU, kdy se odstraňuje nejméně často používaná data</text:p>
        </text:list-item>
        <text:list-item>
          <text:p text:style-name="P7">Při aktualizaci dat v cache se staré hodnoty nahrazují novými hodnotami a zajišťuje se, aby byly změny propagovány zpět do hlavní paměti</text:p>
        </text:list-item>
      </text:list>
      <text:p text:style-name="P11"/>
      <text:p text:style-name="P11"><text:span text:style-name="T5">Least Recently Used</text:span></text:p>
      <text:list text:style-name="L10">
        <text:list-item>
          <text:p text:style-name="P12">Strategie <text:span text:style-name="T6">LRU </text:span>je jednou z technik používaných pro vyřazování položek z paměti cache</text:p>
        </text:list-item>
        <text:list-item>
          <text:p text:style-name="P12">Princip LRU spočívá v tom, že se vyřazují nejstarší (tj. nejméně používané) položky v paměti cache</text:p>
        </text:list-item>
        <text:list-item>
          <text:p text:style-name="P12">Při použití strategie LRU jsou sledovány přístupy k jednotlivým položkám v cache. Pokud je potřeba vyřadit položku, která již není aktuální, vybere se ta, ke které byl nejmenší počet přístupů v poslední době</text:p>
        </text:list-item>
        <text:list-item>
          <text:p text:style-name="P12">Tím se zajišťuje, že cache obsahuje nejvíce aktuální data, která jsou pravděpodobně potřebná v nejbližší budoucnosti</text:p>
        </text:list-item>
      </text:list>
      <text:p text:style-name="P11"><text:soft-page-break/><text:span text:style-name="T1"/></text:p>
      <text:p text:style-name="P11"><text:span text:style-name="T5">Least Frequently Used</text:span></text:p>
      <text:list text:style-name="L11">
        <text:list-item>
          <text:p text:style-name="P13">Strategie LFU je další z technik používaných pro správu paměti cache</text:p>
        </text:list-item>
        <text:list-item>
          <text:p text:style-name="P13">Na rozdíl od LRU, <text:span text:style-name="T7">tak</text:span> LFU se zaměřuje na frekvenci používání jednotlivých položek v cache</text:p>
        </text:list-item>
        <text:list-item>
          <text:p text:style-name="P13">Při použití strategie LFU jsou sledovány přístupy k jednotlivým položkám v cache a udržována informace o tom, kolikrát byla každá položka použita</text:p>
        </text:list-item>
        <text:list-item>
          <text:p text:style-name="P13">Když je potřeba vyřadit položku z cache, vybere se ta, která byla použita nejméněkrát</text:p>
        </text:list-item>
        <text:list-item>
          <text:p text:style-name="P13">Tím se usiluje o udržení ve cache těch dat, která jsou používána nejčastěji, a minimalizuje se počet vyřazených položek, které jsou stále aktuální a mohou být použity v budoucnu</text:p>
        </text:list-item>
      </text:list>
      <text:p text:style-name="P1"/>
      <text:p text:style-name="P1"/>
      <text:p text:style-name="P2">Adresa na sběrnici a vznik fyzické adresy:</text:p>
      <text:list text:style-name="L5">
        <text:list-item>
          <text:p text:style-name="P8">Adresa na sběrnici je číslo nebo identifikátor, který určuje umístění dat na sběrnici, což je systém komunikačních linek nebo spojení mezi různými komponentami počítače</text:p>
        </text:list-item>
        <text:list-item>
          <text:p text:style-name="P8">Když procesor potřebuje přistoupit k datům nebo instrukcím, pošle adresa na sběrnici, aby identifikovala požadovanou lokalitu</text:p>
        </text:list-item>
      </text:list>
      <text:p text:style-name="P1"/>
      <text:p text:style-name="P2"><text:span text:style-name="T3">Fyzická adresa</text:span>:</text:p>
      <text:list text:style-name="L6">
        <text:list-item>
          <text:p text:style-name="P14"><text:span text:style-name="T2">Je a</text:span><text:span text:style-name="T1">dresa, která přesně určuje umístění dat v paměti počítače</text:span></text:p>
        </text:list-item>
        <text:list-item>
          <text:p text:style-name="P14"><text:span text:style-name="T1">Vzniká tím, že procesor kombinuje adresu na sběrnici s dalšími informacemi, jako je offset v paměti a informace o struktuře paměti (např. velikost paměťových bloků), aby identifikovala konkrétní fyzické umístění dat</text:span></text:p>
        </text:list-item>
        <text:list-item>
          <text:p text:style-name="P14"><text:span text:style-name="T1">Fyzické adresy jsou důležité pro správný přístup k datům a instrukcím v paměti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11:38:29.021170855</meta:creation-date>
    <dc:date>2024-05-14T11:09:50.625063787</dc:date>
    <meta:editing-duration>PT25M1S</meta:editing-duration>
    <meta:editing-cycles>6</meta:editing-cycles>
    <meta:generator>LibreOffice/24.2.0.3$Linux_X86_64 LibreOffice_project/420$Build-3</meta:generator>
    <meta:document-statistic meta:table-count="0" meta:image-count="0" meta:object-count="0" meta:page-count="2" meta:paragraph-count="35" meta:word-count="585" meta:character-count="3606" meta:non-whitespace-character-count="3082"/>
  </office:meta>
</office:document-meta>
</file>